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E</text:p>
          </table:table-cell>
          <table:table-cell office:value-type="float" office:value="21912" calcext:value-type="float">
            <text:p>2191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6587" calcext:value-type="float">
            <text:p>1658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810" calcext:value-type="float">
            <text:p>1481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4003" calcext:value-type="float">
            <text:p>1400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318" calcext:value-type="float">
            <text:p>1331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7.31" calcext:value-type="float">
            <text:p>7.3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2666" calcext:value-type="float">
            <text:p>1266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1450" calcext:value-type="float">
            <text:p>1145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977" calcext:value-type="float">
            <text:p>1097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</text:p>
          </table:table-cell>
          <table:table-cell office:value-type="float" office:value="6.02" calcext:value-type="float">
            <text:p>6.0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874" calcext:value-type="float">
            <text:p>787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253" calcext:value-type="float">
            <text:p>725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246" calcext:value-type="float">
            <text:p>524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943" calcext:value-type="float">
            <text:p>494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853" calcext:value-type="float">
            <text:p>385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819" calcext:value-type="float">
            <text:p>381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Q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</text:p>
          </table:table-cell>
          <table:table-cell office:value-type="float" office:value="0.07" calcext:value-type="float">
            <text:p>0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6:17:44.608594958</meta:creation-date>
    <dc:date>2019-02-15T16:18:16.590575678</dc:date>
    <meta:editing-duration>PT33S</meta:editing-duration>
    <meta:editing-cycles>1</meta:editing-cycles>
    <meta:generator>LibreOffice/6.0.7.3$Linux_X86_64 LibreOffice_project/00m0$Build-3</meta:generator>
    <meta:document-statistic meta:table-count="1" meta:cell-count="130" meta:object-count="0"/>
  </office:meta>
</office:document-meta>
</file>